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26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rotation-align="none"/>
    </style:style>
    <style:style style:name="ce4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style:rotation-align="none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8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fo:background-color="#c5e0b4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ackground-color="#c5e0b4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6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2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46 casos confirmados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35" table:formula="of:=[.B3]+[.C3]" office:value-type="float" office:value="2" calcext:value-type="float">
            <text:p>2</text:p>
          </table:table-cell>
          <table:table-cell table:style-name="ce42" table:formula="of:=[.D3]/[.$D$12]" office:value-type="percentage" office:value="0.00201005025125628" calcext:value-type="percentage">
            <text:p>0,2%</text:p>
          </table:table-cell>
          <table:table-cell table:style-name="ce48" table:formula="of:=[.E3]" office:value-type="percentage" office:value="0.00201005025125628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51" calcext:value-type="float">
            <text:p>51</text:p>
          </table:table-cell>
          <table:table-cell table:style-name="ce30" office:value-type="float" office:value="50" calcext:value-type="float">
            <text:p>50</text:p>
          </table:table-cell>
          <table:table-cell table:style-name="ce35" table:formula="of:=[.B4]+[.C4]" office:value-type="float" office:value="101" calcext:value-type="float">
            <text:p>101</text:p>
          </table:table-cell>
          <table:table-cell table:style-name="ce42" table:formula="of:=[.D4]/[.$D$12]" office:value-type="percentage" office:value="0.101507537688442" calcext:value-type="percentage">
            <text:p>10,2%</text:p>
          </table:table-cell>
          <table:table-cell table:style-name="ce49" table:formula="of:=[.F3]+[.E4]" office:value-type="percentage" office:value="0.103517587939699" calcext:value-type="percentage">
            <text:p>1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58" calcext:value-type="float">
            <text:p>58</text:p>
          </table:table-cell>
          <table:table-cell table:style-name="ce30" office:value-type="float" office:value="49" calcext:value-type="float">
            <text:p>49</text:p>
          </table:table-cell>
          <table:table-cell table:style-name="ce35" table:formula="of:=[.B5]+[.C5]" office:value-type="float" office:value="107" calcext:value-type="float">
            <text:p>107</text:p>
          </table:table-cell>
          <table:table-cell table:style-name="ce42" table:formula="of:=[.D5]/[.$D$12]" office:value-type="percentage" office:value="0.107537688442211" calcext:value-type="percentage">
            <text:p>10,8%</text:p>
          </table:table-cell>
          <table:table-cell table:style-name="ce48" table:formula="of:=[.F4]+[.E5]" office:value-type="percentage" office:value="0.21105527638191" calcext:value-type="percentage">
            <text:p>2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68" calcext:value-type="float">
            <text:p>68</text:p>
          </table:table-cell>
          <table:table-cell table:style-name="ce30" office:value-type="float" office:value="60" calcext:value-type="float">
            <text:p>60</text:p>
          </table:table-cell>
          <table:table-cell table:style-name="ce35" table:formula="of:=[.B6]+[.C6]" office:value-type="float" office:value="128" calcext:value-type="float">
            <text:p>128</text:p>
          </table:table-cell>
          <table:table-cell table:style-name="ce42" table:formula="of:=[.D6]/[.$D$12]" office:value-type="percentage" office:value="0.128643216080402" calcext:value-type="percentage">
            <text:p>12,9%</text:p>
          </table:table-cell>
          <table:table-cell table:style-name="ce50" table:formula="of:=[.F5]+[.E6]" office:value-type="percentage" office:value="0.339698492462312" calcext:value-type="percentage">
            <text:p>3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73" calcext:value-type="float">
            <text:p>73</text:p>
          </table:table-cell>
          <table:table-cell table:style-name="ce30" office:value-type="float" office:value="49" calcext:value-type="float">
            <text:p>49</text:p>
          </table:table-cell>
          <table:table-cell table:style-name="ce35" table:formula="of:=[.B7]+[.C7]" office:value-type="float" office:value="122" calcext:value-type="float">
            <text:p>122</text:p>
          </table:table-cell>
          <table:table-cell table:style-name="ce42" table:formula="of:=[.D7]/[.$D$12]" office:value-type="percentage" office:value="0.122613065326633" calcext:value-type="percentage">
            <text:p>12,3%</text:p>
          </table:table-cell>
          <table:table-cell table:style-name="ce50" table:formula="of:=[.F6]+[.E7]" office:value-type="percentage" office:value="0.462311557788945" calcext:value-type="percentage">
            <text:p>4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92" calcext:value-type="float">
            <text:p>92</text:p>
          </table:table-cell>
          <table:table-cell table:style-name="ce30" office:value-type="float" office:value="103" calcext:value-type="float">
            <text:p>103</text:p>
          </table:table-cell>
          <table:table-cell table:style-name="ce35" table:formula="of:=[.B8]+[.C8]" office:value-type="float" office:value="195" calcext:value-type="float">
            <text:p>195</text:p>
          </table:table-cell>
          <table:table-cell table:style-name="ce42" table:formula="of:=[.D8]/[.$D$12]" office:value-type="percentage" office:value="0.195979899497487" calcext:value-type="percentage">
            <text:p>19,6%</text:p>
          </table:table-cell>
          <table:table-cell table:style-name="ce48" table:formula="of:=[.F7]+[.E8]" office:value-type="percentage" office:value="0.658291457286432" calcext:value-type="percentage">
            <text:p>6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81" calcext:value-type="float">
            <text:p>81</text:p>
          </table:table-cell>
          <table:table-cell table:style-name="ce30" office:value-type="float" office:value="66" calcext:value-type="float">
            <text:p>66</text:p>
          </table:table-cell>
          <table:table-cell table:style-name="ce35" table:formula="of:=[.B9]+[.C9]" office:value-type="float" office:value="147" calcext:value-type="float">
            <text:p>147</text:p>
          </table:table-cell>
          <table:table-cell table:style-name="ce42" table:formula="of:=[.D9]/[.$D$12]" office:value-type="percentage" office:value="0.147738693467337" calcext:value-type="percentage">
            <text:p>14,8%</text:p>
          </table:table-cell>
          <table:table-cell table:style-name="ce48" table:formula="of:=[.F8]+[.E9]" office:value-type="percentage" office:value="0.806030150753769" calcext:value-type="percentage">
            <text:p>8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41" calcext:value-type="float">
            <text:p>41</text:p>
          </table:table-cell>
          <table:table-cell table:style-name="ce30" office:value-type="float" office:value="40" calcext:value-type="float">
            <text:p>40</text:p>
          </table:table-cell>
          <table:table-cell table:style-name="ce35" table:formula="of:=[.B10]+[.C10]" office:value-type="float" office:value="81" calcext:value-type="float">
            <text:p>81</text:p>
          </table:table-cell>
          <table:table-cell table:style-name="ce42" table:formula="of:=[.D10]/[.$D$12]" office:value-type="percentage" office:value="0.0814070351758794" calcext:value-type="percentage">
            <text:p>8,1%</text:p>
          </table:table-cell>
          <table:table-cell table:style-name="ce48" table:formula="of:=[.F9]+[.E10]" office:value-type="percentage" office:value="0.887437185929648" calcext:value-type="percentage">
            <text:p>8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46" calcext:value-type="float">
            <text:p>46</text:p>
          </table:table-cell>
          <table:table-cell table:style-name="ce30" office:value-type="float" office:value="66" calcext:value-type="float">
            <text:p>66</text:p>
          </table:table-cell>
          <table:table-cell table:style-name="ce35" table:formula="of:=[.B11]+[.C11]" office:value-type="float" office:value="112" calcext:value-type="float">
            <text:p>112</text:p>
          </table:table-cell>
          <table:table-cell table:style-name="ce43" table:formula="of:=[.D11]/[.$D$12]" office:value-type="percentage" office:value="0.112562814070352" calcext:value-type="percentage">
            <text:p>11,3%</text:p>
          </table:table-cell>
          <table:table-cell table:style-name="ce48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510" calcext:value-type="float">
            <text:p>510</text:p>
          </table:table-cell>
          <table:table-cell table:style-name="ce21" table:formula="of:=SUM([.C3:.C11])" office:value-type="float" office:value="485" calcext:value-type="float">
            <text:p>485</text:p>
          </table:table-cell>
          <table:table-cell table:style-name="ce36" table:formula="of:=SUM([.D3:.D11])"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2" table:formula="of:=[.B12]/[.D12]" office:value-type="percentage" office:value="0.512562814070352" calcext:value-type="percentage">
            <text:p>51 %</text:p>
          </table:table-cell>
          <table:table-cell table:style-name="ce22" table:formula="of:=[.C12]/[.D12]" office:value-type="percentage" office:value="0.487437185929648" calcext:value-type="percentage">
            <text:p>49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style-name="ce44"/>
          <table:table-cell table:number-columns-repeated="5"/>
        </table:table-row>
        <table:table-row table:style-name="ro1">
          <table:table-cell table:style-name="ce6" table:number-columns-repeated="4"/>
          <table:table-cell table:style-name="ce44"/>
          <table:table-cell table:number-columns-repeated="5"/>
        </table:table-row>
        <table:table-row table:style-name="ro1">
          <table:table-cell table:style-name="ce1" office:value-type="string" calcext:value-type="string">
            <text:p>Distribución por provincias: en 17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68" office:value-type="string" calcext:value-type="string" table:number-columns-spanned="3" table:number-rows-spanned="1">
            <text:p>LETALIDAD</text:p>
          </table:table-cell>
          <table:covered-table-cell table:style-name="ce86"/>
          <table:covered-table-cell table:style-name="ce104"/>
          <table:table-cell/>
        </table:table-row>
        <table:table-row table:style-name="ro2">
          <table:table-cell table:style-name="ce8" office:value-type="float" office:value="160" calcext:value-type="float">
            <text:p>160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749" calcext:value-type="float">
            <text:p>749</text:p>
          </table:table-cell>
          <table:table-cell table:style-name="ce38" office:value-type="float" office:value="17" calcext:value-type="float">
            <text:p>17</text:p>
          </table:table-cell>
          <table:table-cell table:style-name="ce45" table:formula="of:=SUM([.A18:.D18])" office:value-type="float" office:value="1041" calcext:value-type="float">
            <text:p>1.041</text:p>
          </table:table-cell>
          <table:table-cell/>
          <table:table-cell table:style-name="ce69" office:value-type="percentage" office:value="0.031" calcext:value-type="percentage" table:number-columns-spanned="3" table:number-rows-spanned="1">
            <text:p>3,10 %</text:p>
          </table:table-cell>
          <table:covered-table-cell table:style-name="ce87"/>
          <table:covered-table-cell table:style-name="ce105"/>
          <table:table-cell/>
        </table:table-row>
        <table:table-row table:style-name="ro2">
          <table:table-cell table:style-name="ce9" table:formula="of:=[.A18]/[.$E$18]" office:value-type="percentage" office:value="0.153698366954851" calcext:value-type="percentage">
            <text:p>15,4%</text:p>
          </table:table-cell>
          <table:table-cell table:style-name="ce9" table:formula="of:=[.B18]/[.$E$18]" office:value-type="percentage" office:value="0.110470701248799" calcext:value-type="percentage">
            <text:p>11,0%</text:p>
          </table:table-cell>
          <table:table-cell table:style-name="ce9" table:formula="of:=[.C18]/[.$E$18]" office:value-type="percentage" office:value="0.719500480307397" calcext:value-type="percentage">
            <text:p>72,0%</text:p>
          </table:table-cell>
          <table:table-cell table:style-name="ce9" table:formula="of:=[.D18]/[.$E$18]" office:value-type="percentage" office:value="0.0163304514889529" calcext:value-type="percentage">
            <text:p>1,6%</text:p>
          </table:table-cell>
          <table:table-cell table:style-name="ce24"/>
          <table:table-cell table:number-columns-repeated="5"/>
        </table:table-row>
        <table:table-row table:style-name="ro2">
          <table:table-cell table:number-columns-repeated="6"/>
          <table:table-cell table:style-name="ce68" office:value-type="string" calcext:value-type="string" table:number-columns-spanned="3" table:number-rows-spanned="1">
            <text:p>MORTALIDAD/10.000</text:p>
          </table:table-cell>
          <table:covered-table-cell table:style-name="ce86"/>
          <table:covered-table-cell table:style-name="ce104"/>
          <table:table-cell/>
        </table:table-row>
        <table:table-row table:style-name="ro2">
          <table:table-cell table:style-name="ce10" office:value-type="string" calcext:value-type="string">
            <text:p>Distribución por síntomas: en 12 casos confirmados no ha sido posible identificar la existencia o no de sintomatología</text:p>
          </table:table-cell>
          <table:table-cell table:number-columns-repeated="5"/>
          <table:table-cell table:style-name="ce70" office:value-type="float" office:value="12.4" calcext:value-type="float" table:number-columns-spanned="3" table:number-rows-spanned="1">
            <text:p>12,40</text:p>
          </table:table-cell>
          <table:covered-table-cell table:style-name="ce88"/>
          <table:covered-table-cell table:style-name="ce106"/>
          <table:table-cell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536" calcext:value-type="float">
            <text:p>536</text:p>
          </table:table-cell>
          <table:table-cell table:style-name="ce31" table:formula="of:=[.B22]/([.B22]+[.B23])" office:value-type="percentage" office:value="0.52089407191448" calcext:value-type="percentage">
            <text:p>52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493" calcext:value-type="float">
            <text:p>493</text:p>
          </table:table-cell>
          <table:table-cell table:style-name="ce32" table:formula="of:=[.B23]/([.B22]+[.B23])" office:value-type="percentage" office:value="0.47910592808552" calcext:value-type="percentage">
            <text:p>48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36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60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6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33" calcext:value-type="float">
            <text:p>33</text:p>
          </table:table-cell>
          <table:table-cell table:style-name="ce33" table:formula="of:=[.B28]/[.$B$129]" office:value-type="percentage" office:value="0.031700288184438" calcext:value-type="percentage">
            <text:p>3,17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ZARAGOZA II</text:p>
          </table:table-cell>
          <table:table-cell table:style-name="ce71" office:value-type="float" office:value="277" calcext:value-type="float">
            <text:p>277</text:p>
          </table:table-cell>
          <table:table-cell table:style-name="ce89" table:formula="of:=[.G28]/[.$E$18]" office:value-type="percentage" office:value="0.266090297790586" calcext:value-type="percentage">
            <text:p>26,61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28" calcext:value-type="float">
            <text:p>28</text:p>
          </table:table-cell>
          <table:table-cell table:style-name="ce33" table:formula="of:=[.B29]/[.$B$129]" office:value-type="percentage" office:value="0.0268972142170989" calcext:value-type="percentage">
            <text:p>2,69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2" office:value-type="string" calcext:value-type="string">
            <text:p>ZARAGOZA III</text:p>
          </table:table-cell>
          <table:table-cell table:style-name="ce72" office:value-type="float" office:value="219" calcext:value-type="float">
            <text:p>219</text:p>
          </table:table-cell>
          <table:table-cell table:style-name="ce90" table:formula="of:=[.G29]/[.$E$18]" office:value-type="percentage" office:value="0.210374639769452" calcext:value-type="percentage">
            <text:p>21,04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26" calcext:value-type="float">
            <text:p>26</text:p>
          </table:table-cell>
          <table:table-cell table:style-name="ce33" table:formula="of:=[.B30]/[.$B$129]" office:value-type="percentage" office:value="0.0249759846301633" calcext:value-type="percentage">
            <text:p>2,50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3" office:value-type="string" calcext:value-type="string">
            <text:p>ZARAGOZA I</text:p>
          </table:table-cell>
          <table:table-cell table:style-name="ce73" office:value-type="float" office:value="147" calcext:value-type="float">
            <text:p>147</text:p>
          </table:table-cell>
          <table:table-cell table:style-name="ce91" table:formula="of:=[.G30]/[.$E$18]" office:value-type="percentage" office:value="0.141210374639769" calcext:value-type="percentage">
            <text:p>14,12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25" calcext:value-type="float">
            <text:p>25</text:p>
          </table:table-cell>
          <table:table-cell table:style-name="ce33" table:formula="of:=[.B31]/[.$B$129]" office:value-type="percentage" office:value="0.0240153698366955" calcext:value-type="percentage">
            <text:p>2,40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HUESCA</text:p>
          </table:table-cell>
          <table:table-cell table:style-name="ce74" office:value-type="float" office:value="99" calcext:value-type="float">
            <text:p>99</text:p>
          </table:table-cell>
          <table:table-cell table:style-name="ce92" table:formula="of:=[.G31]/[.$E$18]" office:value-type="percentage" office:value="0.0951008645533141" calcext:value-type="percentage">
            <text:p>9,51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24" calcext:value-type="float">
            <text:p>24</text:p>
          </table:table-cell>
          <table:table-cell table:style-name="ce33" table:formula="of:=[.B32]/[.$B$129]" office:value-type="percentage" office:value="0.0230547550432277" calcext:value-type="percentage">
            <text:p>2,31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5" office:value-type="string" calcext:value-type="string">
            <text:p>TERUEL</text:p>
          </table:table-cell>
          <table:table-cell table:style-name="ce75" office:value-type="float" office:value="82" calcext:value-type="float">
            <text:p>82</text:p>
          </table:table-cell>
          <table:table-cell table:style-name="ce93" table:formula="of:=[.G32]/[.$E$18]" office:value-type="percentage" office:value="0.0787704130643612" calcext:value-type="percentage">
            <text:p>7,88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24" calcext:value-type="float">
            <text:p>24</text:p>
          </table:table-cell>
          <table:table-cell table:style-name="ce33" table:formula="of:=[.B33]/[.$B$129]" office:value-type="percentage" office:value="0.0230547550432277" calcext:value-type="percentage">
            <text:p>2,31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6" office:value-type="string" calcext:value-type="string">
            <text:p>BARBASTRO</text:p>
          </table:table-cell>
          <table:table-cell table:style-name="ce76" office:value-type="float" office:value="72" calcext:value-type="float">
            <text:p>72</text:p>
          </table:table-cell>
          <table:table-cell table:style-name="ce94" table:formula="of:=[.G33]/[.$E$18]" office:value-type="percentage" office:value="0.069164265129683" calcext:value-type="percentage">
            <text:p>6,92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34]/[.$B$129]" office:value-type="percentage" office:value="0.0220941402497598" calcext:value-type="percentage">
            <text:p>2,21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7" office:value-type="string" calcext:value-type="string">
            <text:p>CALATAYUD</text:p>
          </table:table-cell>
          <table:table-cell table:style-name="ce77" office:value-type="float" office:value="51" calcext:value-type="float">
            <text:p>51</text:p>
          </table:table-cell>
          <table:table-cell table:style-name="ce95" table:formula="of:=[.G34]/[.$E$18]" office:value-type="percentage" office:value="0.0489913544668588" calcext:value-type="percentage">
            <text:p>4,90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35]/[.$B$129]" office:value-type="percentage" office:value="0.0220941402497598" calcext:value-type="percentage">
            <text:p>2,21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8" office:value-type="string" calcext:value-type="string">
            <text:p>ALCAÑIZ</text:p>
          </table:table-cell>
          <table:table-cell table:style-name="ce78" office:value-type="float" office:value="34" calcext:value-type="float">
            <text:p>34</text:p>
          </table:table-cell>
          <table:table-cell table:style-name="ce96" table:formula="of:=[.G35]/[.$E$18]" office:value-type="percentage" office:value="0.0326609029779059" calcext:value-type="percentage">
            <text:p>3,27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36]/[.$B$129]" office:value-type="percentage" office:value="0.021133525456292" calcext:value-type="percentage">
            <text:p>2,11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o identificado</text:p>
          </table:table-cell>
          <table:table-cell table:style-name="ce79" office:value-type="float" office:value="60" calcext:value-type="float">
            <text:p>60</text:p>
          </table:table-cell>
          <table:table-cell table:style-name="ce97" table:formula="of:=[.G36]/[.$E$18]" office:value-type="percentage" office:value="0.0576368876080692" calcext:value-type="percentage">
            <text:p>5,76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37]/[.$B$129]" office:value-type="percentage" office:value="0.021133525456292" calcext:value-type="percentage">
            <text:p>2,11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TOTAL</text:p>
          </table:table-cell>
          <table:table-cell table:style-name="ce80" table:formula="of:=SUM([.G28:.G36])" office:value-type="float" office:value="1041" calcext:value-type="float">
            <text:p>1.041</text:p>
          </table:table-cell>
          <table:table-cell table:style-name="ce98"/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38]/[.$B$129]" office:value-type="percentage" office:value="0.0201729106628242" calcext:value-type="percentage">
            <text:p>2,02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39]/[.$B$129]" office:value-type="percentage" office:value="0.0201729106628242" calcext:value-type="percentage">
            <text:p>2,02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61" table:number-columns-repeated="2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40]/[.$B$129]" office:value-type="percentage" office:value="0.0201729106628242" calcext:value-type="percentage">
            <text:p>2,02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9" table:number-columns-repeated="2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41]/[.$B$129]" office:value-type="percentage" office:value="0.0201729106628242" calcext:value-type="percentage">
            <text:p>2,02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7" table:number-columns-repeated="2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2]/[.$B$129]" office:value-type="percentage" office:value="0.0192122958693564" calcext:value-type="percentage">
            <text:p>1,92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61" office:value-type="string" calcext:value-type="string">
            <text:p>Casos en municipios con más de 10.000 habitantes</text:p>
          </table:table-cell>
          <table:table-cell table:style-name="ce61" table:number-columns-repeated="2"/>
          <table:table-cell table:style-name="ce67" table:number-columns-repeated="2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43]/[.$B$129]" office:value-type="percentage" office:value="0.0182516810758886" calcext:value-type="percentage">
            <text:p>1,83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2" office:value-type="string" calcext:value-type="string">
            <text:p>MUNICIPIO</text:p>
          </table:table-cell>
          <table:table-cell table:style-name="ce62" office:value-type="string" calcext:value-type="string">
            <text:p>nº casos</text:p>
          </table:table-cell>
          <table:table-cell table:style-name="ce62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44]/[.$B$129]" office:value-type="percentage" office:value="0.0172910662824208" calcext:value-type="percentage">
            <text:p>1,73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3" office:value-type="string" calcext:value-type="string">
            <text:p>Zaragoza</text:p>
          </table:table-cell>
          <table:table-cell table:style-name="ce81" office:value-type="float" office:value="507" calcext:value-type="float">
            <text:p>507</text:p>
          </table:table-cell>
          <table:table-cell table:style-name="ce99" table:formula="of:=[.G44]/[.$B$129]" office:value-type="percentage" office:value="0.487031700288184" calcext:value-type="percentage">
            <text:p>48,70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45]/[.$B$129]" office:value-type="percentage" office:value="0.0172910662824208" calcext:value-type="percentage">
            <text:p>1,73 %</text:p>
          </table:table-cell>
          <table:table-cell table:style-name="ce39" office:value-type="float" office:value="18" calcext:value-type="float">
            <text:p>18</text:p>
          </table:table-cell>
          <table:table-cell table:style-name="ce47"/>
          <table:table-cell table:style-name="ce64" office:value-type="string" calcext:value-type="string">
            <text:p>Teruel</text:p>
          </table:table-cell>
          <table:table-cell table:style-name="ce82" office:value-type="float" office:value="55" calcext:value-type="float">
            <text:p>55</text:p>
          </table:table-cell>
          <table:table-cell table:style-name="ce100" table:formula="of:=[.G45]/[.$B$129]" office:value-type="percentage" office:value="0.0528338136407301" calcext:value-type="percentage">
            <text:p>5,2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46]/[.$B$129]" office:value-type="percentage" office:value="0.0163304514889529" calcext:value-type="percentage">
            <text:p>1,63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5" office:value-type="string" calcext:value-type="string">
            <text:p>Huesca</text:p>
          </table:table-cell>
          <table:table-cell table:style-name="ce83" office:value-type="float" office:value="51" calcext:value-type="float">
            <text:p>51</text:p>
          </table:table-cell>
          <table:table-cell table:style-name="ce101" table:formula="of:=[.G46]/[.$B$129]" office:value-type="percentage" office:value="0.0489913544668588" calcext:value-type="percentage">
            <text:p>4,90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47]/[.$B$129]" office:value-type="percentage" office:value="0.0163304514889529" calcext:value-type="percentage">
            <text:p>1,63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4" office:value-type="string" calcext:value-type="string">
            <text:p>Ejea de los Caballeros</text:p>
          </table:table-cell>
          <table:table-cell table:style-name="ce82" office:value-type="float" office:value="16" calcext:value-type="float">
            <text:p>16</text:p>
          </table:table-cell>
          <table:table-cell table:style-name="ce100" table:formula="of:=[.G47]/[.$B$129]" office:value-type="percentage" office:value="0.0153698366954851" calcext:value-type="percentage">
            <text:p>1,5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48]/[.$B$129]" office:value-type="percentage" office:value="0.0163304514889529" calcext:value-type="percentage">
            <text:p>1,63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5" office:value-type="string" calcext:value-type="string">
            <text:p>Monzón</text:p>
          </table:table-cell>
          <table:table-cell table:style-name="ce83" office:value-type="float" office:value="13" calcext:value-type="float">
            <text:p>13</text:p>
          </table:table-cell>
          <table:table-cell table:style-name="ce101" table:formula="of:=[.G48]/[.$B$129]" office:value-type="percentage" office:value="0.0124879923150817" calcext:value-type="percentage">
            <text:p>1,2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49]/[.$B$129]" office:value-type="percentage" office:value="0.0153698366954851" calcext:value-type="percentage">
            <text:p>1,54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4" office:value-type="string" calcext:value-type="string">
            <text:p>Tarazona</text:p>
          </table:table-cell>
          <table:table-cell table:style-name="ce82" office:value-type="float" office:value="12" calcext:value-type="float">
            <text:p>12</text:p>
          </table:table-cell>
          <table:table-cell table:style-name="ce100" table:formula="of:=[.G49]/[.$B$129]" office:value-type="percentage" office:value="0.0115273775216138" calcext:value-type="percentage">
            <text:p>1,1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0]/[.$B$129]" office:value-type="percentage" office:value="0.0153698366954851" calcext:value-type="percentage">
            <text:p>1,54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5" office:value-type="string" calcext:value-type="string">
            <text:p>Utebo</text:p>
          </table:table-cell>
          <table:table-cell table:style-name="ce83" office:value-type="float" office:value="11" calcext:value-type="float">
            <text:p>11</text:p>
          </table:table-cell>
          <table:table-cell table:style-name="ce102" table:formula="of:=[.G50]/[.$B$129]" office:value-type="percentage" office:value="0.010566762728146" calcext:value-type="percentage">
            <text:p>1,06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1]/[.$B$129]" office:value-type="percentage" office:value="0.0153698366954851" calcext:value-type="percentage">
            <text:p>1,54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4" office:value-type="string" calcext:value-type="string">
            <text:p>Fraga</text:p>
          </table:table-cell>
          <table:table-cell table:style-name="ce82" office:value-type="float" office:value="10" calcext:value-type="float">
            <text:p>10</text:p>
          </table:table-cell>
          <table:table-cell table:style-name="ce100" table:formula="of:=[.G51]/[.$B$129]" office:value-type="percentage" office:value="0.00960614793467819" calcext:value-type="percentage">
            <text:p>0,96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2]/[.$B$129]" office:value-type="percentage" office:value="0.0153698366954851" calcext:value-type="percentage">
            <text:p>1,54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5" office:value-type="string" calcext:value-type="string">
            <text:p>Calatayud</text:p>
          </table:table-cell>
          <table:table-cell table:style-name="ce83" office:value-type="float" office:value="10" calcext:value-type="float">
            <text:p>10</text:p>
          </table:table-cell>
          <table:table-cell table:style-name="ce101" table:formula="of:=[.G52]/[.$B$129]" office:value-type="percentage" office:value="0.00960614793467819" calcext:value-type="percentage">
            <text:p>0,96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3]/[.$B$129]" office:value-type="percentage" office:value="0.0153698366954851" calcext:value-type="percentage">
            <text:p>1,54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4" office:value-type="string" calcext:value-type="string">
            <text:p>Barbastro</text:p>
          </table:table-cell>
          <table:table-cell table:style-name="ce82" office:value-type="float" office:value="10" calcext:value-type="float">
            <text:p>10</text:p>
          </table:table-cell>
          <table:table-cell table:style-name="ce100" table:formula="of:=[.G53]/[.$B$129]" office:value-type="percentage" office:value="0.00960614793467819" calcext:value-type="percentage">
            <text:p>0,96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4]/[.$B$129]" office:value-type="percentage" office:value="0.0144092219020173" calcext:value-type="percentage">
            <text:p>1,44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5" office:value-type="string" calcext:value-type="string">
            <text:p>Alcañiz</text:p>
          </table:table-cell>
          <table:table-cell table:style-name="ce83" office:value-type="float" office:value="10" calcext:value-type="float">
            <text:p>10</text:p>
          </table:table-cell>
          <table:table-cell table:style-name="ce101" table:formula="of:=[.G54]/[.$B$129]" office:value-type="percentage" office:value="0.00960614793467819" calcext:value-type="percentage">
            <text:p>0,96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5]/[.$B$129]" office:value-type="percentage" office:value="0.0144092219020173" calcext:value-type="percentage">
            <text:p>1,44 %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Jaca</text:p>
          </table:table-cell>
          <table:table-cell table:style-name="ce82" office:value-type="float" office:value="8" calcext:value-type="float">
            <text:p>8</text:p>
          </table:table-cell>
          <table:table-cell table:style-name="ce100" table:formula="of:=[.G55]/[.$B$129]" office:value-type="percentage" office:value="0.00768491834774256" calcext:value-type="percentage">
            <text:p>0,7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6]/[.$B$129]" office:value-type="percentage" office:value="0.0144092219020173" calcext:value-type="percentage">
            <text:p>1,44 %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65" office:value-type="string" calcext:value-type="string">
            <text:p>Cuarte de Huerva</text:p>
          </table:table-cell>
          <table:table-cell table:style-name="ce83" office:value-type="float" office:value="6" calcext:value-type="float">
            <text:p>6</text:p>
          </table:table-cell>
          <table:table-cell table:style-name="ce101" table:formula="of:=[.G56]/[.$B$129]" office:value-type="percentage" office:value="0.00576368876080692" calcext:value-type="percentage">
            <text:p>0,5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7]/[.$B$129]" office:value-type="percentage" office:value="0.0134486071085495" calcext:value-type="percentage">
            <text:p>1,34 %</text:p>
          </table:table-cell>
          <table:table-cell table:style-name="ce39" office:value-type="float" office:value="30" calcext:value-type="float">
            <text:p>30</text:p>
          </table:table-cell>
          <table:table-cell/>
          <table:table-cell table:style-name="ce66" office:value-type="string" calcext:value-type="string">
            <text:p>TOTAL</text:p>
          </table:table-cell>
          <table:table-cell table:style-name="ce84" table:formula="of:=SUM([.G44:.G56])" office:value-type="float" office:value="719" calcext:value-type="float">
            <text:p>719</text:p>
          </table:table-cell>
          <table:table-cell table:style-name="ce103" table:formula="of:=[.G57]/[.B129]" office:value-type="percentage" office:value="0.690682036503362" calcext:value-type="percentage">
            <text:p>69,0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8]/[.$B$129]" office:value-type="percentage" office:value="0.0134486071085495" calcext:value-type="percentage">
            <text:p>1,34 %</text:p>
          </table:table-cell>
          <table:table-cell table:style-name="ce39" office:value-type="float" office:value="31" calcext:value-type="float">
            <text:p>31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9]/[.$B$129]" office:value-type="percentage" office:value="0.0134486071085495" calcext:value-type="percentage">
            <text:p>1,34 %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0]/[.$B$129]" office:value-type="percentage" office:value="0.0124879923150817" calcext:value-type="percentage">
            <text:p>1,25 %</text:p>
          </table:table-cell>
          <table:table-cell table:style-name="ce39" office:value-type="float" office:value="33" calcext:value-type="float">
            <text:p>33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1]/[.$B$129]" office:value-type="percentage" office:value="0.0124879923150817" calcext:value-type="percentage">
            <text:p>1,25 %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2]/[.$B$129]" office:value-type="percentage" office:value="0.0124879923150817" calcext:value-type="percentage">
            <text:p>1,25 %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3]/[.$B$129]" office:value-type="percentage" office:value="0.0124879923150817" calcext:value-type="percentage">
            <text:p>1,25 %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4]/[.$B$129]" office:value-type="percentage" office:value="0.0115273775216138" calcext:value-type="percentage">
            <text:p>1,15 %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5]/[.$B$129]" office:value-type="percentage" office:value="0.0115273775216138" calcext:value-type="percentage">
            <text:p>1,15 %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6]/[.$B$129]" office:value-type="percentage" office:value="0.0115273775216138" calcext:value-type="percentage">
            <text:p>1,15 %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67]/[.$B$129]" office:value-type="percentage" office:value="0.010566762728146" calcext:value-type="percentage">
            <text:p>1,06 %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68]/[.$B$129]" office:value-type="percentage" office:value="0.010566762728146" calcext:value-type="percentage">
            <text:p>1,06 %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69]/[.$B$129]" office:value-type="percentage" office:value="0.00960614793467819" calcext:value-type="percentage">
            <text:p>0,96 %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0]/[.$B$129]" office:value-type="percentage" office:value="0.00960614793467819" calcext:value-type="percentage">
            <text:p>0,96 %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1]/[.$B$129]" office:value-type="percentage" office:value="0.00960614793467819" calcext:value-type="percentage">
            <text:p>0,96 %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Fernando el Católico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72]/[.$B$129]" office:value-type="percentage" office:value="0.00864553314121038" calcext:value-type="percentage">
            <text:p>0,86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ctur Oeste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3]/[.$B$129]" office:value-type="percentage" office:value="0.00768491834774255" calcext:value-type="percentage">
            <text:p>0,77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tayud Urban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4]/[.$B$129]" office:value-type="percentage" office:value="0.00768491834774255" calcext:value-type="percentage">
            <text:p>0,77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/>
          <table:table-cell table:style-name="ce85"/>
          <table:table-cell table:number-columns-repeated="3"/>
        </table:table-row>
        <table:table-row table:style-name="ro2">
          <table:table-cell table:style-name="ce15" office:value-type="string" calcext:value-type="string">
            <text:p>Las Fuentes Norte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5]/[.$B$129]" office:value-type="percentage" office:value="0.00768491834774255" calcext:value-type="percentage">
            <text:p>0,77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nta Isabel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6]/[.$B$129]" office:value-type="percentage" office:value="0.00768491834774255" calcext:value-type="percentage">
            <text:p>0,77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eneci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7]/[.$B$129]" office:value-type="percentage" office:value="0.00768491834774255" calcext:value-type="percentage">
            <text:p>0,77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nd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8]/[.$B$129]" office:value-type="percentage" office:value="0.00672430355427474" calcext:value-type="percentage">
            <text:p>0,67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riñen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9]/[.$B$129]" office:value-type="percentage" office:value="0.00672430355427474" calcext:value-type="percentage">
            <text:p>0,67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sablanc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0]/[.$B$129]" office:value-type="percentage" office:value="0.00672430355427474" calcext:value-type="percentage">
            <text:p>0,67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biñánigo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1]/[.$B$129]" office:value-type="percentage" office:value="0.00672430355427474" calcext:value-type="percentage">
            <text:p>0,67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rrión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2]/[.$B$129]" office:value-type="percentage" office:value="0.00672430355427474" calcext:value-type="percentage">
            <text:p>0,67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fajarín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3]/[.$B$129]" office:value-type="percentage" office:value="0.00576368876080692" calcext:value-type="percentage">
            <text:p>0,58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Jac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4]/[.$B$129]" office:value-type="percentage" office:value="0.00576368876080692" calcext:value-type="percentage">
            <text:p>0,58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Lafortunad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5]/[.$B$129]" office:value-type="percentage" office:value="0.00576368876080692" calcext:value-type="percentage">
            <text:p>0,58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Parque Goy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6]/[.$B$129]" office:value-type="percentage" office:value="0.00576368876080692" calcext:value-type="percentage">
            <text:p>0,58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biñán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7]/[.$B$129]" office:value-type="percentage" office:value="0.00576368876080692" calcext:value-type="percentage">
            <text:p>0,58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orre Ramon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8]/[.$B$129]" office:value-type="percentage" office:value="0.00576368876080692" calcext:value-type="percentage">
            <text:p>0,58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Daroc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9]/[.$B$129]" office:value-type="percentage" office:value="0.0048030739673391" calcext:value-type="percentage">
            <text:p>0,48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ernán Cortés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0]/[.$B$129]" office:value-type="percentage" office:value="0.0048030739673391" calcext:value-type="percentage">
            <text:p>0,48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La Almunia de Doña Godin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1]/[.$B$129]" office:value-type="percentage" office:value="0.0048030739673391" calcext:value-type="percentage">
            <text:p>0,48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balate de Cinc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2]/[.$B$129]" office:value-type="percentage" office:value="0.00384245917387128" calcext:value-type="percentage">
            <text:p>0,38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inéfar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3]/[.$B$129]" office:value-type="percentage" office:value="0.00384245917387128" calcext:value-type="percentage">
            <text:p>0,38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moch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4]/[.$B$129]" office:value-type="percentage" office:value="0.00384245917387128" calcext:value-type="percentage">
            <text:p>0,38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tayud Rural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5]/[.$B$129]" office:value-type="percentage" office:value="0.00384245917387128" calcext:value-type="percentage">
            <text:p>0,38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real del Camp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6]/[.$B$129]" office:value-type="percentage" office:value="0.00384245917387128" calcext:value-type="percentage">
            <text:p>0,38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biego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7]/[.$B$129]" office:value-type="percentage" office:value="0.00288184438040346" calcext:value-type="percentage">
            <text:p>0,29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erbega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8]/[.$B$129]" office:value-type="percentage" office:value="0.00288184438040346" calcext:value-type="percentage">
            <text:p>0,29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mpo de Belchite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9]/[.$B$129]" office:value-type="percentage" office:value="0.00288184438040346" calcext:value-type="percentage">
            <text:p>0,29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Épil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0]/[.$B$129]" office:value-type="percentage" office:value="0.00288184438040346" calcext:value-type="percentage">
            <text:p>0,29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allur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1]/[.$B$129]" office:value-type="percentage" office:value="0.00288184438040346" calcext:value-type="percentage">
            <text:p>0,29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aell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2]/[.$B$129]" office:value-type="percentage" office:value="0.00288184438040346" calcext:value-type="percentage">
            <text:p>0,29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ra de Rubielos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3]/[.$B$129]" office:value-type="percentage" office:value="0.00288184438040346" calcext:value-type="percentage">
            <text:p>0,29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ádab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4]/[.$B$129]" office:value-type="percentage" office:value="0.00288184438040346" calcext:value-type="percentage">
            <text:p>0,29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aldefierro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5]/[.$B$129]" office:value-type="percentage" office:value="0.00288184438040346" calcext:value-type="percentage">
            <text:p>0,29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coris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6]/[.$B$129]" office:value-type="percentage" office:value="0.00192122958693564" calcext:value-type="percentage">
            <text:p>0,19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hama de Aragon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7]/[.$B$129]" office:value-type="percentage" office:value="0.00192122958693564" calcext:value-type="percentage">
            <text:p>0,19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iescas-Valle De Ten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8]/[.$B$129]" office:value-type="percentage" office:value="0.00192122958693564" calcext:value-type="percentage">
            <text:p>0,19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ujaraloz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9]/[.$B$129]" office:value-type="percentage" office:value="0.00192122958693564" calcext:value-type="percentage">
            <text:p>0,19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pe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0]/[.$B$129]" office:value-type="percentage" office:value="0.00192122958693564" calcext:value-type="percentage">
            <text:p>0,19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tejón de Sos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1]/[.$B$129]" office:value-type="percentage" office:value="0.00192122958693564" calcext:value-type="percentage">
            <text:p>0,19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echo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2]/[.$B$129]" office:value-type="percentage" office:value="0.00192122958693564" calcext:value-type="percentage">
            <text:p>0,19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íjar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3]/[.$B$129]" office:value-type="percentage" office:value="0.00192122958693564" calcext:value-type="percentage">
            <text:p>0,19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as de las Matas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4]/[.$B$129]" office:value-type="percentage" office:value="0.00192122958693564" calcext:value-type="percentage">
            <text:p>0,19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nta Eulalia del Campo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5]/[.$B$129]" office:value-type="percentage" office:value="0.00192122958693564" calcext:value-type="percentage">
            <text:p>0,19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alderrobres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6]/[.$B$129]" office:value-type="percentage" office:value="0.00192122958693564" calcext:value-type="percentage">
            <text:p>0,19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barrací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7]/[.$B$129]" office:value-type="percentage" office:value="0.000960614793467819" calcext:value-type="percentage">
            <text:p>0,10 %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mudévar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8]/[.$B$129]" office:value-type="percentage" office:value="0.000960614793467819" calcext:value-type="percentage">
            <text:p>0,10 %</text:p>
          </table:table-cell>
          <table:table-cell table:style-name="ce40"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ndorr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9]/[.$B$129]" office:value-type="percentage" office:value="0.000960614793467819" calcext:value-type="percentage">
            <text:p>0,10 %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tec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0]/[.$B$129]" office:value-type="percentage" office:value="0.000960614793467819" calcext:value-type="percentage">
            <text:p>0,10 %</text:p>
          </table:table-cell>
          <table:table-cell table:style-name="ce40"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águen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1]/[.$B$129]" office:value-type="percentage" office:value="0.000960614793467819" calcext:value-type="percentage">
            <text:p>0,10 %</text:p>
          </table:table-cell>
          <table:table-cell table:style-name="ce40"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ell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2]/[.$B$129]" office:value-type="percentage" office:value="0.000960614793467819" calcext:value-type="percentage">
            <text:p>0,10 %</text:p>
          </table:table-cell>
          <table:table-cell table:style-name="ce40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nzón Rural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3]/[.$B$129]" office:value-type="percentage" office:value="0.000960614793467819" calcext:value-type="percentage">
            <text:p>0,10 %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rata de Jaló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4]/[.$B$129]" office:value-type="percentage" office:value="0.000960614793467819" calcext:value-type="percentage">
            <text:p>0,10 %</text:p>
          </table:table-cell>
          <table:table-cell table:style-name="ce40"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Taust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5]/[.$B$129]" office:value-type="percentage" office:value="0.000960614793467819" calcext:value-type="percentage">
            <text:p>0,10 %</text:p>
          </table:table-cell>
          <table:table-cell table:style-name="ce40" office:value-type="float" office:value="98" calcext:value-type="float">
            <text:p>9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Utrilla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6]/[.$B$129]" office:value-type="percentage" office:value="0.000960614793467819" calcext:value-type="percentage">
            <text:p>0,10 %</text:p>
          </table:table-cell>
          <table:table-cell table:style-name="ce40"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illamayor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7]/[.$B$129]" office:value-type="percentage" office:value="0.000960614793467819" calcext:value-type="percentage">
            <text:p>0,10 %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59" calcext:value-type="float">
            <text:p>59</text:p>
          </table:table-cell>
          <table:table-cell table:style-name="ce34" table:formula="of:=[.B128]/[.$B$129]" office:value-type="percentage" office:value="0.0566762728146014" calcext:value-type="percentage">
            <text:p>5,67 %</text:p>
          </table:table-cell>
          <table:table-cell table:style-name="ce40"/>
          <table:table-cell table:number-columns-repeated="6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28])" office:value-type="float" office:value="1041" calcext:value-type="float">
            <text:p>1.041</text:p>
          </table:table-cell>
          <table:table-cell table:number-columns-repeated="8"/>
        </table:table-row>
        <table:table-row table:style-name="ro3" table:number-rows-repeated="1048446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26'.$A$1" table:cell-range-address="$'20201026'.$F$43:.$H$56"/>
        </table:named-expressions>
      </table:table>
      <table:named-expressions/>
      <table:database-ranges>
        <table:database-range table:name="__Anonymous_Sheet_DB__0" table:target-range-address="'20201026'.F43:'20201026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26" style:display-name="PageStyle_2020102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27T09:47:38</dc:date>
    <meta:generator>LibreOffice/6.0.7.3$Linux_X86_64 LibreOffice_project/00m0$Build-3</meta:generator>
    <meta:document-statistic meta:table-count="1" meta:cell-count="582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